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88cm" fo:min-width="2.1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88cm" fo:min-width="2.3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2.3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2.68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20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4cm" fo:min-width="4.5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3.5cm" fo:min-width="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4.25cm" fo:min-width="6.2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3.75cm" fo:min-width="4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4.095cm"/>
      <style:paragraph-properties style:writing-mode="lr-tb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4.25cm" fo:min-width="4.7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5.75cm" fo:min-width="6.7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5.25cm" fo:min-width="6.25cm"/>
      <style:paragraph-properties style:writing-mode="lr-tb"/>
    </style:style>
    <style:style style:name="gr41" style:family="graphic" style:parent-style-name="standard">
      <style:graphic-properties svg:stroke-color="#ff0000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4cm" fo:min-width="7.2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3.5cm" fo:min-width="4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2cm" svg:x="1.75cm" svg:y="2.5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75cm" svg:height="1.75cm" svg:x="11.75cm" svg:y="2.75cm">
          <text:p text:style-name="P1">CAN</text:p>
          <text:p text:style-name="P1">MAN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4cm" svg:height="1.5cm" svg:x="23cm" svg:y="2.75cm">
          <text:p text:style-name="P1">TIMETABL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cm" svg:height="1.75cm" svg:x="23cm" svg:y="8.75cm">
          <text:p text:style-name="P1">CAN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cm" svg:height="1.5cm" svg:x="23cm" svg:y="14.5cm">
          <text:p text:style-name="P1">LECTUR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4cm" svg:height="1.5cm" svg:x="8.5cm" svg:y="9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cm" svg:height="1.5cm" svg:x="23cm" svg:y="20.75cm">
          <text:p text:style-name="P1">CAN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4cm" svg:height="1.25cm" svg:x="23.5cm" svg:y="27.75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cm" svg:height="1.5cm" svg:x="16.25cm" svg:y="27.75cm">
          <text:p text:style-name="P1">CAN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4cm" svg:height="1.5cm" svg:x="10.5cm" svg:y="25.25cm">
          <text:p text:style-name="P1">LESS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4cm" svg:height="1.5cm" svg:x="17.75cm" svg:y="35.5cm">
          <text:p text:style-name="P1">ASSET</text:p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4cm" svg:height="1.5cm" svg:x="10.25cm" svg:y="35.5cm">
          <text:p text:style-name="P1">CAN HOL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4cm" svg:height="1.5cm" svg:x="2cm" svg:y="35.5cm">
          <text:p text:style-name="P1">MEDIA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4cm" svg:height="1.5cm" svg:x="8.25cm" svg:y="17.5cm">
          <text:p text:style-name="P1">CAN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3cm" svg:height="2cm" svg:x="1.75cm" svg:y="16.75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7" draw:id="id7" draw:layer="layout" svg:width="4.5cm" svg:height="2cm" svg:x="1.5cm" svg:y="9.75cm">
          <text:p text:style-name="P1">REPRES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4" draw:id="id14" draw:layer="layout" svg:width="3cm" svg:height="1.5cm" svg:x="4.25cm" svg:y="23.25cm">
          <text:p text:style-name="P1">TIME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4cm" svg:height="1.5cm" svg:x="13.5cm" svg:y="13.25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5.25cm" svg:y1="3.5cm" svg:x2="11.75cm" svg:y2="3.625cm" draw:start-shape="id1" draw:start-glue-point="1" draw:end-shape="id2" draw:end-glue-point="6" svg:d="M5250 3500l6500 125" svg:viewBox="0 0 6501 126">
          <text:p text:style-name="P2">0,N</text:p>
        </draw:connector>
        <draw:connector draw:style-name="gr11" draw:text-style-name="P3" draw:layer="layout" draw:type="line" svg:x1="15.5cm" svg:y1="3.625cm" svg:x2="23cm" svg:y2="3.5cm" draw:start-shape="id2" draw:start-glue-point="10" draw:end-shape="id3" draw:end-glue-point="3" svg:d="M15500 3625l7500-125" svg:viewBox="0 0 7501 126">
          <text:p text:style-name="P2">1,N</text:p>
        </draw:connector>
        <draw:connector draw:style-name="gr12" draw:text-style-name="P3" draw:layer="layout" draw:type="line" svg:x1="25cm" svg:y1="4.25cm" svg:x2="25cm" svg:y2="8.75cm" draw:start-shape="id3" draw:start-glue-point="2" draw:end-shape="id4" draw:end-glue-point="4" svg:d="M25000 4250v4500" svg:viewBox="0 0 1 4501">
          <text:p text:style-name="P2">1,N</text:p>
        </draw:connector>
        <draw:connector draw:style-name="gr13" draw:text-style-name="P3" draw:layer="layout" draw:type="line" svg:x1="25cm" svg:y1="10.5cm" svg:x2="25cm" svg:y2="14.5cm" draw:start-shape="id4" draw:start-glue-point="8" draw:end-shape="id5" draw:end-glue-point="0" svg:d="M25000 10500v4000" svg:viewBox="0 0 1 4001">
          <text:p text:style-name="P2">1,1</text:p>
        </draw:connector>
        <draw:connector draw:style-name="gr14" draw:text-style-name="P3" draw:layer="layout" draw:type="line" svg:x1="3.25cm" svg:y1="16.75cm" svg:x2="3.75cm" svg:y2="11.75cm" draw:start-shape="id6" draw:start-glue-point="0" draw:end-shape="id7" draw:end-glue-point="8" svg:d="M3250 16750l500-5000" svg:viewBox="0 0 501 5001">
          <text:p text:style-name="P2">0,1</text:p>
        </draw:connector>
        <draw:connector draw:style-name="gr15" draw:text-style-name="P3" draw:layer="layout" draw:type="line" svg:x1="3.75cm" svg:y1="9.75cm" svg:x2="3.5cm" svg:y2="4.5cm" draw:start-shape="id7" draw:start-glue-point="4" draw:end-shape="id1" draw:end-glue-point="2" svg:d="M3750 9750l-250-5250" svg:viewBox="0 0 251 5251">
          <text:p text:style-name="P2">1,1</text:p>
        </draw:connector>
        <draw:connector draw:style-name="gr16" draw:text-style-name="P3" draw:layer="layout" draw:type="line" svg:x1="25cm" svg:y1="16cm" svg:x2="25cm" svg:y2="20.75cm" draw:start-shape="id5" draw:start-glue-point="2" draw:end-shape="id8" draw:end-glue-point="4" svg:d="M25000 16000v4750" svg:viewBox="0 0 1 4751">
          <text:p text:style-name="P2">1,N</text:p>
        </draw:connector>
        <draw:connector draw:style-name="gr17" draw:text-style-name="P3" draw:layer="layout" draw:type="line" svg:x1="25cm" svg:y1="22.25cm" svg:x2="25.5cm" svg:y2="27.75cm" draw:start-shape="id8" draw:start-glue-point="8" draw:end-shape="id9" draw:end-glue-point="0" svg:d="M25000 22250l500 5500" svg:viewBox="0 0 501 5501">
          <text:p text:style-name="P2">1,N</text:p>
        </draw:connector>
        <draw:connector draw:style-name="gr18" draw:text-style-name="P3" draw:layer="layout" draw:type="line" svg:x1="23.5cm" svg:y1="28.375cm" svg:x2="20.25cm" svg:y2="28.5cm" draw:start-shape="id9" draw:start-glue-point="3" draw:end-shape="id10" draw:end-glue-point="10" svg:d="M23500 28375l-3250 125" svg:viewBox="0 0 3251 126">
          <text:p text:style-name="P2">0,N</text:p>
        </draw:connector>
        <draw:connector draw:style-name="gr19" draw:text-style-name="P3" draw:layer="layout" draw:type="line" svg:x1="18.25cm" svg:y1="29.25cm" svg:x2="19.75cm" svg:y2="35.5cm" draw:start-shape="id10" draw:start-glue-point="8" draw:end-shape="id11" draw:end-glue-point="0" svg:d="M18250 29250l1500 6250" svg:viewBox="0 0 1501 6251">
          <text:p text:style-name="P2">1,1</text:p>
        </draw:connector>
        <draw:connector draw:style-name="gr20" draw:text-style-name="P3" draw:layer="layout" draw:type="line" svg:x1="10.5cm" svg:y1="10.5cm" svg:x2="10.25cm" svg:y2="17.5cm" draw:start-shape="id12" draw:start-glue-point="2" draw:end-shape="id13" draw:end-glue-point="4" svg:d="M10500 10500l-250 7000" svg:viewBox="0 0 251 7001">
          <text:p text:style-name="P2">0,N</text:p>
        </draw:connector>
        <draw:connector draw:style-name="gr21" draw:text-style-name="P3" draw:layer="layout" draw:type="line" svg:x1="5.75cm" svg:y1="23.25cm" svg:x2="8.835cm" svg:y2="18.781cm" draw:start-shape="id14" draw:start-glue-point="0" draw:end-shape="id13" draw:end-glue-point="7" svg:d="M5750 23250l3085-4469" svg:viewBox="0 0 3086 4470">
          <text:p text:style-name="P2">1,1</text:p>
        </draw:connector>
        <draw:connector draw:style-name="gr22" draw:text-style-name="P3" draw:layer="layout" draw:type="line" svg:x1="10.25cm" svg:y1="19cm" svg:x2="12.5cm" svg:y2="25.25cm" draw:start-shape="id13" draw:start-glue-point="8" draw:end-shape="id15" draw:end-glue-point="0" svg:d="M10250 19000l2250 6250" svg:viewBox="0 0 2251 6251">
          <text:p text:style-name="P2">1,1</text:p>
        </draw:connector>
        <draw:connector draw:style-name="gr23" draw:text-style-name="P3" draw:layer="layout" draw:type="line" svg:x1="12.25cm" svg:y1="18.25cm" svg:x2="15.5cm" svg:y2="14.75cm" draw:start-shape="id13" draw:start-glue-point="10" draw:end-shape="id16" draw:end-glue-point="2" svg:d="M12250 18250l3250-3500" svg:viewBox="0 0 3251 3501">
          <text:p text:style-name="P2">1,1</text:p>
        </draw:connector>
        <draw:connector draw:style-name="gr24" draw:text-style-name="P3" draw:layer="layout" draw:type="line" svg:x1="16.25cm" svg:y1="28.5cm" svg:x2="12.5cm" svg:y2="26.75cm" draw:start-shape="id10" draw:start-glue-point="6" draw:end-shape="id15" draw:end-glue-point="2" svg:d="M16250 28500l-3750-1750" svg:viewBox="0 0 3751 1751">
          <text:p text:style-name="P2">1,1</text:p>
        </draw:connector>
        <draw:connector draw:style-name="gr25" draw:text-style-name="P3" draw:layer="layout" draw:type="line" svg:x1="17.75cm" svg:y1="36.25cm" svg:x2="14.25cm" svg:y2="36.25cm" draw:start-shape="id11" draw:start-glue-point="3" draw:end-shape="id17" draw:end-glue-point="10" svg:d="M17750 36250h-3500" svg:viewBox="0 0 3501 1">
          <text:p text:style-name="P2">1,1</text:p>
        </draw:connector>
        <draw:connector draw:style-name="gr26" draw:text-style-name="P3" draw:layer="layout" draw:type="line" svg:x1="10.25cm" svg:y1="36.25cm" svg:x2="6cm" svg:y2="36.25cm" draw:start-shape="id17" draw:start-glue-point="6" draw:end-shape="id18" draw:end-glue-point="1" svg:d="M10250 36250h-4250" svg:viewBox="0 0 4251 1">
          <text:p text:style-name="P2">1,1</text:p>
        </draw:connector>
        <draw:custom-shape draw:style-name="gr3" draw:text-style-name="P1" xml:id="id19" draw:id="id19" draw:layer="layout" svg:width="4cm" svg:height="1.5cm" svg:x="17.25cm" svg:y="18.5cm">
          <text:p text:style-name="P1">CATEGORY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9.25cm" svg:y1="20cm" svg:x2="18.25cm" svg:y2="27.75cm" draw:start-shape="id19" draw:start-glue-point="2" draw:end-shape="id10" draw:end-glue-point="4" svg:d="M19250 20000l-1000 7750" svg:viewBox="0 0 1001 7751">
          <text:p text:style-name="P2">1,N</text:p>
        </draw:connector>
        <draw:connector draw:style-name="gr28" draw:text-style-name="P3" draw:layer="layout" draw:type="line" svg:x1="23cm" svg:y1="9.625cm" svg:x2="12.5cm" svg:y2="9.75cm" draw:start-shape="id4" draw:start-glue-point="6" draw:end-shape="id12" draw:end-glue-point="1" svg:d="M23000 9625l-10500 125" svg:viewBox="0 0 10501 126">
          <text:p text:style-name="P2">1,1</text:p>
        </draw:connector>
        <draw:connector draw:style-name="gr29" draw:text-style-name="P3" draw:layer="layout" draw:type="line" svg:x1="23.585cm" svg:y1="10.244cm" svg:x2="19.25cm" svg:y2="18.5cm" draw:start-shape="id4" draw:start-glue-point="7" draw:end-shape="id19" draw:end-glue-point="0" svg:d="M23585 10244l-4335 8256" svg:viewBox="0 0 4336 8257">
          <text:p text:style-name="P2">1,1</text:p>
        </draw:connector>
      </draw:page>
      <draw:page draw:name="page2" draw:style-name="dp1" draw:master-page-name="Default">
        <draw:g>
          <draw:custom-shape draw:style-name="gr30" draw:text-style-name="P4" draw:layer="layout" svg:width="5cm" svg:height="4.25cm" svg:x="2cm" svg:y="9.25cm">
            <text:p text:style-name="P4"><text:span text:style-name="T1">USER</text:span></text:p>
            <text:p text:style-name="P4"><text:span text:style-name="T2">ID</text:span></text:p>
            <text:p text:style-name="P4"><text:span text:style-name="T2">USERN</text:span><text:span text:style-name="T2">AME</text:span></text:p>
            <text:p text:style-name="P4"><text:span text:style-name="T2">PASSW</text:span><text:span text:style-name="T2">ORD</text:span></text:p>
            <text:p text:style-name="P4"><text:span text:style-name="T2">EMAIL</text:span></text:p>
            <draw:enhanced-geometry svg:viewBox="0 0 21600 21600" draw:type="rectangle" draw:enhanced-path="M 0 0 L 21600 0 21600 21600 0 21600 0 0 Z N"/>
          </draw:custom-shape>
          <draw:line draw:style-name="gr31" draw:text-style-name="P5" xml:id="id21" draw:id="id21" draw:layer="layout" svg:x1="5cm" svg:y1="10.75cm" svg:x2="8cm" svg:y2="10.75cm">
            <text:p/>
          </draw:line>
        </draw:g>
        <draw:g>
          <draw:custom-shape draw:style-name="gr32" draw:text-style-name="P4" draw:layer="layout" svg:width="3.5cm" svg:height="3.75cm" svg:x="2.25cm" svg:y="2.25cm">
            <text:p text:style-name="P4"><text:span text:style-name="T1">STUDENT</text:span></text:p>
            <text:p text:style-name="P4"><text:span text:style-name="T2">ID</text:span></text:p>
            <text:p text:style-name="P4"><text:span text:style-name="T2">USER_ID</text:span></text:p>
            <draw:enhanced-geometry svg:viewBox="0 0 21600 21600" draw:type="rectangle" draw:enhanced-path="M 0 0 L 21600 0 21600 21600 0 21600 0 0 Z N"/>
          </draw:custom-shape>
          <draw:line draw:style-name="gr31" draw:text-style-name="P5" xml:id="id20" draw:id="id20" draw:layer="layout" svg:x1="5.5cm" svg:y1="5cm" svg:x2="6.25cm" svg:y2="5cm">
            <text:p/>
          </draw:line>
          <draw:line draw:style-name="gr31" draw:text-style-name="P5" xml:id="id40" draw:id="id40" draw:layer="layout" svg:x1="4.75cm" svg:y1="4cm" svg:x2="6cm" svg:y2="4cm">
            <text:p/>
          </draw:line>
        </draw:g>
        <draw:g>
          <draw:custom-shape draw:style-name="gr33" draw:text-style-name="P4" draw:layer="layout" svg:width="5.5cm" svg:height="3.75cm" svg:x="21.55cm" svg:y="9.5cm">
            <text:p text:style-name="P4"><text:span text:style-name="T1">LECTURER</text:span></text:p>
            <text:p text:style-name="P4"><text:span text:style-name="T2">ID</text:span></text:p>
            <text:p text:style-name="P4"><text:span text:style-name="T2">NAME</text:span></text:p>
            <text:p text:style-name="P4"><text:span text:style-name="T2">DESCRIPTI</text:span><text:span text:style-name="T2">ON</text:span></text:p>
            <text:p text:style-name="P4"><text:span text:style-name="T2">TIMETABLE</text:span><text:span text:style-name="T2">_ID</text:span></text:p>
            <draw:enhanced-geometry svg:viewBox="0 0 21600 21600" draw:type="rectangle" draw:enhanced-path="M 0 0 L 21600 0 21600 21600 0 21600 0 0 Z N"/>
          </draw:custom-shape>
          <draw:line draw:style-name="gr31" draw:text-style-name="P5" xml:id="id23" draw:id="id23" draw:layer="layout" svg:x1="26.55cm" svg:y1="12.75cm" svg:x2="27.75cm" svg:y2="12.75cm">
            <text:p/>
          </draw:line>
        </draw:g>
        <draw:line draw:style-name="gr31" draw:text-style-name="P5" xml:id="id24" draw:id="id24" draw:layer="layout" svg:x1="23.8cm" svg:y1="10.75cm" svg:x2="21.05cm" svg:y2="10.75cm">
          <text:p/>
        </draw:line>
        <draw:g>
          <draw:g>
            <draw:g>
              <draw:custom-shape draw:style-name="gr34" draw:text-style-name="P6" draw:layer="layout" svg:width="6.75cm" svg:height="4.5cm" svg:x="12.75cm" svg:y="16.25cm">
                <text:p text:style-name="P6"><text:span text:style-name="T1">COURSE LECTURER</text:span></text:p>
                <text:p text:style-name="P6"><text:span text:style-name="T3">ID</text:span></text:p>
                <text:p text:style-name="P6"><text:span text:style-name="T3">LECTURER_ID</text:span></text:p>
                <text:p text:style-name="P6"><text:span text:style-name="T3">COURSE_ID</text:span></text:p>
                <draw:enhanced-geometry svg:viewBox="0 0 21600 21600" draw:type="rectangle" draw:enhanced-path="M 0 0 L 21600 0 21600 21600 0 21600 0 0 Z N"/>
              </draw:custom-shape>
              <draw:line draw:style-name="gr31" draw:text-style-name="P5" xml:id="id25" draw:id="id25" draw:layer="layout" svg:x1="18.5cm" svg:y1="18.75cm" svg:x2="20.25cm" svg:y2="18.75cm">
                <text:p/>
              </draw:line>
            </draw:g>
            <draw:line draw:style-name="gr31" draw:text-style-name="P5" xml:id="id29" draw:id="id29" draw:layer="layout" svg:x1="18.25cm" svg:y1="19.5cm" svg:x2="19.75cm" svg:y2="19.5cm">
              <text:p/>
            </draw:line>
          </draw:g>
        </draw:g>
        <draw:g>
          <draw:custom-shape draw:style-name="gr35" draw:text-style-name="P4" draw:layer="layout" svg:width="5.25cm" svg:height="4cm" svg:x="21.25cm" svg:y="22.75cm">
            <text:p text:style-name="P4"><text:span text:style-name="T1">COURSE</text:span></text:p>
            <text:p text:style-name="P4"><text:span text:style-name="T2">ID</text:span></text:p>
            <text:p text:style-name="P4"><text:span text:style-name="T2">NAME</text:span></text:p>
            <text:p text:style-name="P4"><text:span text:style-name="T2">DESCRIPTION</text:span></text:p>
            <draw:enhanced-geometry svg:viewBox="0 0 21600 21600" draw:type="rectangle" draw:enhanced-path="M 0 0 L 21600 0 21600 21600 0 21600 0 0 Z N"/>
          </draw:custom-shape>
          <draw:line draw:style-name="gr31" draw:text-style-name="P5" xml:id="id30" draw:id="id30" draw:layer="layout" svg:x1="23.5cm" svg:y1="24.5cm" svg:x2="20.75cm" svg:y2="24.5cm">
            <text:p/>
          </draw:line>
        </draw:g>
        <draw:g>
          <draw:custom-shape draw:style-name="gr33" draw:text-style-name="P4" draw:layer="layout" svg:width="5.5cm" svg:height="3.75cm" svg:x="12cm" svg:y="9.75cm">
            <text:p text:style-name="P4"><text:span text:style-name="T1">LOCATIO</text:span><text:span text:style-name="T1">N</text:span></text:p>
            <text:p text:style-name="P4"><text:span text:style-name="T2">ID</text:span></text:p>
            <text:p text:style-name="P4"><text:span text:style-name="T2">TIMETABL</text:span><text:span text:style-name="T2">E_ID</text:span></text:p>
            <text:p text:style-name="P4"><text:span text:style-name="T2">NAME</text:span></text:p>
            <text:p text:style-name="P4"><text:span text:style-name="T2">DESCRIPT</text:span><text:span text:style-name="T2">ION</text:span></text:p>
            <draw:enhanced-geometry svg:viewBox="0 0 21600 21600" draw:type="rectangle" draw:enhanced-path="M 0 0 L 21600 0 21600 21600 0 21600 0 0 Z N"/>
          </draw:custom-shape>
          <draw:line draw:style-name="gr31" draw:text-style-name="P5" xml:id="id27" draw:id="id27" draw:layer="layout" svg:x1="11.5cm" svg:y1="10.75cm" svg:x2="14.25cm" svg:y2="10.75cm">
            <text:p/>
          </draw:line>
          <draw:line draw:style-name="gr31" draw:text-style-name="P5" xml:id="id41" draw:id="id41" draw:layer="layout" svg:x1="17cm" svg:y1="11.75cm" svg:x2="18.5cm" svg:y2="11.75cm">
            <text:p/>
          </draw:line>
        </draw:g>
        <draw:frame draw:style-name="gr36" draw:text-style-name="P7" draw:layer="layout" svg:width="21.5cm" svg:height="4.517cm" svg:x="4cm" svg:y="36.25cm">
          <draw:text-box>
            <text:p><text:span text:style-name="T4">Why a table Media? </text:span>We prefer to separate media and asset because media will represent the relation between an asset and a media (image, document, etc…).</text:p>
            <text:p/>
            <text:p><text:span text:style-name="T4">Why a closed loop?</text:span><text:span text:style-name="T2"> It’s not wanted, but if you can propose better, we are opened.</text:span></text:p>
          </draw:text-box>
        </draw:frame>
        <draw:connector draw:style-name="gr37" draw:text-style-name="P2" draw:layer="layout" draw:line-skew="-2.875cm" svg:x1="6.25cm" svg:y1="5cm" svg:x2="8cm" svg:y2="10.75cm" draw:start-shape="id20" draw:start-glue-point="1" draw:end-shape="id21" draw:end-glue-point="1" svg:d="M6250 5000h1750v5750" svg:viewBox="0 0 1751 5751">
          <text:p/>
        </draw:connector>
        <draw:connector draw:style-name="gr37" draw:text-style-name="P2" draw:layer="layout" draw:line-skew="-4.643cm" svg:x1="27.25cm" svg:y1="3.535cm" svg:x2="27.75cm" svg:y2="12.75cm" draw:start-shape="id22" draw:start-glue-point="1" draw:end-shape="id23" draw:end-glue-point="1" svg:d="M27250 3535v-35h500v9250" svg:viewBox="0 0 501 9251">
          <text:p/>
        </draw:connector>
        <draw:connector draw:style-name="gr37" draw:text-style-name="P2" draw:layer="layout" svg:x1="21.05cm" svg:y1="10.75cm" svg:x2="20.25cm" svg:y2="18.75cm" draw:start-shape="id24" draw:start-glue-point="3" draw:end-shape="id25" draw:end-glue-point="1" svg:d="M21050 10750v4000h-800v4000" svg:viewBox="0 0 801 8001">
          <text:p/>
        </draw:connector>
        <draw:g>
          <draw:custom-shape draw:style-name="gr38" draw:text-style-name="P4" draw:layer="layout" svg:width="5.25cm" svg:height="4.5cm" svg:x="2.75cm" svg:y="22.75cm">
            <text:p text:style-name="P4"><text:span text:style-name="T1">LESSON</text:span></text:p>
            <text:p text:style-name="P4"><text:span text:style-name="T2">ID</text:span></text:p>
            <text:p text:style-name="P8"><text:span text:style-name="T2">LOCATION</text:span><text:span text:style-name="T2">_ID</text:span></text:p>
            <text:p text:style-name="P4"><text:span text:style-name="T2">COURSE_I</text:span><text:span text:style-name="T2">D</text:span></text:p>
            <text:p text:style-name="P4"><text:span text:style-name="T2">TIME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line draw:style-name="gr31" draw:text-style-name="P5" xml:id="id28" draw:id="id28" draw:layer="layout" svg:x1="8.75cm" svg:y1="24.75cm" svg:x2="7.5cm" svg:y2="24.75cm">
            <text:p/>
          </draw:line>
          <draw:line draw:style-name="gr31" draw:text-style-name="P5" xml:id="id42" draw:id="id42" draw:layer="layout" svg:x1="8.5cm" svg:y1="25.25cm" svg:x2="7.25cm" svg:y2="25.25cm">
            <text:p/>
          </draw:line>
        </draw:g>
        <draw:g>
          <draw:custom-shape draw:style-name="gr35" draw:text-style-name="P4" draw:layer="layout" svg:width="5.25cm" svg:height="4cm" svg:x="2cm" svg:y="17cm">
            <text:p text:style-name="P4"><text:span text:style-name="T1">EV</text:span><text:span text:style-name="T1">EN</text:span><text:span text:style-name="T1">T</text:span></text:p>
            <text:p text:style-name="P4"><text:span text:style-name="T2">ID</text:span></text:p>
            <text:p text:style-name="P8"><text:span text:style-name="T2">LO</text:span><text:span text:style-name="T2">CA</text:span><text:span text:style-name="T2">TI</text:span><text:span text:style-name="T2">ON</text:span><text:span text:style-name="T2">_ID</text:span></text:p>
            <text:p text:style-name="P4"><text:span text:style-name="T2">TI</text:span><text:span text:style-name="T2">ME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line draw:style-name="gr31" draw:text-style-name="P5" xml:id="id26" draw:id="id26" draw:layer="layout" svg:x1="8cm" svg:y1="19cm" svg:x2="6.75cm" svg:y2="19cm">
            <text:p/>
          </draw:line>
        </draw:g>
        <draw:connector draw:style-name="gr37" draw:text-style-name="P2" draw:layer="layout" svg:x1="8cm" svg:y1="19cm" svg:x2="11.5cm" svg:y2="10.75cm" draw:start-shape="id26" draw:start-glue-point="1" draw:end-shape="id27" draw:end-glue-point="3" svg:d="M8000 19000v-4125h3500v-4125" svg:viewBox="0 0 3501 8251">
          <text:p/>
        </draw:connector>
        <draw:connector draw:style-name="gr37" draw:text-style-name="P2" draw:layer="layout" svg:x1="11.5cm" svg:y1="10.75cm" svg:x2="8.75cm" svg:y2="24.75cm" draw:start-shape="id27" draw:start-glue-point="3" draw:end-shape="id28" draw:end-glue-point="1" svg:d="M11500 10750v7000h-2750v7000" svg:viewBox="0 0 2751 14001">
          <text:p/>
        </draw:connector>
        <draw:connector draw:style-name="gr37" draw:text-style-name="P2" draw:layer="layout" draw:line-skew="-2.625cm" svg:x1="19.75cm" svg:y1="19.5cm" svg:x2="20.75cm" svg:y2="24.5cm" draw:start-shape="id29" draw:start-glue-point="1" draw:end-shape="id30" draw:end-glue-point="3" svg:d="M19750 19500v-125h1000v5125" svg:viewBox="0 0 1001 5126">
          <text:p/>
        </draw:connector>
        <draw:connector draw:style-name="gr37" draw:text-style-name="P2" draw:layer="layout" svg:x1="20.75cm" svg:y1="31cm" svg:x2="20.75cm" svg:y2="24.5cm" draw:start-shape="id31" draw:start-glue-point="1" draw:end-shape="id30" draw:end-glue-point="3" svg:d="M20750 31000v-6500" svg:viewBox="0 0 1 6501">
          <text:p/>
        </draw:connector>
        <draw:g>
          <draw:custom-shape draw:style-name="gr39" draw:text-style-name="P4" draw:layer="layout" svg:width="7.25cm" svg:height="6cm" svg:x="2cm" svg:y="29cm">
            <text:p text:style-name="P4"><text:span text:style-name="T1">MEDIA</text:span></text:p>
            <text:p text:style-name="P4"><text:span text:style-name="T2">ID</text:span></text:p>
            <text:p text:style-name="P4"><text:span text:style-name="T2">ASSET_ID</text:span></text:p>
            <text:p text:style-name="P4"><text:span text:style-name="T2">CONTENT</text:span><text:span text:style-name="T2">_TYPE</text:span></text:p>
            <text:p text:style-name="P4"><text:span text:style-name="T2">SIZE</text:span></text:p>
            <text:p text:style-name="P4"><text:span text:style-name="T2">ORIGIN_N</text:span><text:span text:style-name="T2">AME</text:span></text:p>
            <text:p text:style-name="P4"><text:span text:style-name="T2">URL</text:span></text:p>
            <draw:enhanced-geometry svg:viewBox="0 0 21600 21600" draw:type="rectangle" draw:enhanced-path="M 0 0 L 21600 0 21600 21600 0 21600 0 0 Z N"/>
          </draw:custom-shape>
          <draw:line draw:style-name="gr31" draw:text-style-name="P5" xml:id="id32" draw:id="id32" draw:layer="layout" svg:x1="7.25cm" svg:y1="31.25cm" svg:x2="9.75cm" svg:y2="31.25cm">
            <text:p/>
          </draw:line>
        </draw:g>
        <draw:connector draw:style-name="gr37" draw:text-style-name="P2" draw:layer="layout" svg:x1="9.75cm" svg:y1="31.25cm" svg:x2="12.5cm" svg:y2="30.25cm" draw:start-shape="id32" draw:start-glue-point="1" draw:end-shape="id33" draw:end-glue-point="3" svg:d="M9750 31250h1375v-1000h1375" svg:viewBox="0 0 2751 1001">
          <text:p/>
        </draw:connector>
        <draw:g>
          <draw:custom-shape draw:style-name="gr40" draw:text-style-name="P4" draw:layer="layout" svg:width="6.75cm" svg:height="5.5cm" svg:x="12.75cm" svg:y="29cm">
            <text:p text:style-name="P4"><text:span text:style-name="T1">ASSET</text:span></text:p>
            <text:p text:style-name="P4"><text:span text:style-name="T2">ID</text:span></text:p>
            <text:p text:style-name="P4"><text:span text:style-name="T2">COURSE_I</text:span><text:span text:style-name="T2">D</text:span></text:p>
            <text:p text:style-name="P4"><text:span text:style-name="T2">CATEGOR</text:span><text:span text:style-name="T2">Y_ID</text:span></text:p>
            <text:p text:style-name="P4"><text:span text:style-name="T2">NAME</text:span></text:p>
            <text:p text:style-name="P4"><text:span text:style-name="T2">DESCRIPTI</text:span><text:span text:style-name="T2">ON</text:span></text:p>
            <text:p text:style-name="P4"><text:span text:style-name="T2">UPLOAD_D</text:span><text:span text:style-name="T2">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5" xml:id="id33" draw:id="id33" draw:layer="layout" svg:x1="12.5cm" svg:y1="30.25cm" svg:x2="15.75cm" svg:y2="30.25cm">
            <text:p/>
          </draw:line>
          <draw:line draw:style-name="gr31" draw:text-style-name="P5" xml:id="id31" draw:id="id31" draw:layer="layout" svg:x1="18.25cm" svg:y1="31cm" svg:x2="20.75cm" svg:y2="31cm">
            <text:p/>
          </draw:line>
          <draw:line draw:style-name="gr31" draw:text-style-name="P5" xml:id="id34" draw:id="id34" draw:layer="layout" svg:x1="18.5cm" svg:y1="31.75cm" svg:x2="20.25cm" svg:y2="31.75cm">
            <text:p/>
          </draw:line>
        </draw:g>
        <draw:connector draw:style-name="gr37" draw:text-style-name="P2" draw:layer="layout" svg:x1="20.25cm" svg:y1="31.75cm" svg:x2="21.382cm" svg:y2="32.5cm" draw:start-shape="id34" draw:start-glue-point="1" draw:end-shape="id35" draw:end-glue-point="3" svg:d="M20250 31750h566v750h566" svg:viewBox="0 0 1133 751">
          <text:p/>
        </draw:connector>
        <draw:g>
          <draw:g>
            <draw:g>
              <draw:custom-shape draw:style-name="gr35" draw:text-style-name="P4" draw:layer="layout" svg:width="5.25cm" svg:height="4cm" svg:x="22.132cm" svg:y="31.25cm">
                <text:p text:style-name="P4"><text:span text:style-name="T1">CATEGO</text:span><text:span text:style-name="T1">RY</text:span></text:p>
                <text:p text:style-name="P4"><text:span text:style-name="T2">ID</text:span></text:p>
                <text:p text:style-name="P4"><text:span text:style-name="T2">TIMETAB</text:span><text:span text:style-name="T2">LE_ID</text:span></text:p>
                <text:p text:style-name="P4"><text:span text:style-name="T2">NAME</text:span></text:p>
                <text:p text:style-name="P4"><text:span text:style-name="T2">DESCRI</text:span><text:span text:style-name="T2">PTION</text:span></text:p>
                <draw:enhanced-geometry svg:viewBox="0 0 21600 21600" draw:type="rectangle" draw:enhanced-path="M 0 0 L 21600 0 21600 21600 0 21600 0 0 Z N"/>
              </draw:custom-shape>
              <draw:line draw:style-name="gr31" draw:text-style-name="P5" xml:id="id35" draw:id="id35" draw:layer="layout" svg:x1="24.132cm" svg:y1="32.5cm" svg:x2="21.382cm" svg:y2="32.5cm">
                <text:p/>
              </draw:line>
            </draw:g>
          </draw:g>
          <draw:line draw:style-name="gr31" draw:text-style-name="P5" xml:id="id36" draw:id="id36" draw:layer="layout" svg:x1="25.25cm" svg:y1="32.5cm" svg:x2="28cm" svg:y2="32.5cm">
            <text:p/>
          </draw:line>
        </draw:g>
        <draw:connector draw:style-name="gr41" draw:text-style-name="P2" draw:layer="layout" svg:x1="28cm" svg:y1="32.5cm" svg:x2="27.75cm" svg:y2="12.75cm" draw:start-shape="id36" draw:start-glue-point="1" draw:end-shape="id23" draw:end-glue-point="1" svg:d="M28000 32500v-9875h-250v-9875" svg:viewBox="0 0 251 19751">
          <text:p/>
        </draw:connector>
        <draw:g>
          <draw:custom-shape draw:style-name="gr42" draw:text-style-name="P6" draw:layer="layout" svg:width="7.75cm" svg:height="4.25cm" svg:x="11.25cm" svg:y="2.25cm">
            <text:p text:style-name="P6"><text:span text:style-name="T1">TIMETABLE_MANAGER</text:span></text:p>
            <text:p text:style-name="P6"><text:span text:style-name="T3">ID</text:span></text:p>
            <text:p text:style-name="P6"><text:span text:style-name="T3">USER_ID</text:span></text:p>
            <text:p text:style-name="P6"><text:span text:style-name="T3">TIMETABLE_ID</text:span></text:p>
            <text:p text:style-name="P6"><text:span text:style-name="T3">TYPE</text:span></text:p>
            <draw:enhanced-geometry svg:viewBox="0 0 21600 21600" draw:type="rectangle" draw:enhanced-path="M 0 0 L 21600 0 21600 21600 0 21600 0 0 Z N"/>
          </draw:custom-shape>
          <draw:line draw:style-name="gr31" draw:text-style-name="P5" xml:id="id39" draw:id="id39" draw:layer="layout" svg:x1="13.75cm" svg:y1="4.25cm" svg:x2="10.75cm" svg:y2="4.25cm">
            <text:p/>
          </draw:line>
          <draw:line draw:style-name="gr31" draw:text-style-name="P5" xml:id="id38" draw:id="id38" draw:layer="layout" svg:x1="17.5cm" svg:y1="5cm" svg:x2="19.75cm" svg:y2="5cm">
            <text:p/>
          </draw:line>
        </draw:g>
        <draw:g>
          <draw:g>
            <draw:custom-shape draw:style-name="gr43" draw:text-style-name="P4" draw:layer="layout" svg:width="5cm" svg:height="3.75cm" svg:x="21.75cm" svg:y="2cm">
              <text:p text:style-name="P4"><text:span text:style-name="T1">TIMETABLE</text:span></text:p>
              <text:p text:style-name="P4"><text:span text:style-name="T3">ID</text:span></text:p>
              <text:p text:style-name="P4"><text:span text:style-name="T2">NAME</text:span></text:p>
              <text:p text:style-name="P4"><text:span text:style-name="T2">DESCRIPTION</text:span></text:p>
              <draw:enhanced-geometry svg:viewBox="0 0 21600 21600" draw:type="rectangle" draw:enhanced-path="M 0 0 L 21600 0 21600 21600 0 21600 0 0 Z N"/>
            </draw:custom-shape>
            <draw:line draw:style-name="gr31" draw:text-style-name="P5" xml:id="id22" draw:id="id22" draw:layer="layout" svg:x1="24.5cm" svg:y1="3.535cm" svg:x2="27.25cm" svg:y2="3.535cm">
              <text:p/>
            </draw:line>
          </draw:g>
          <draw:line draw:style-name="gr31" draw:text-style-name="P5" xml:id="id37" draw:id="id37" draw:layer="layout" svg:x1="23.75cm" svg:y1="3.5cm" svg:x2="21.5cm" svg:y2="3.5cm">
            <text:p/>
          </draw:line>
        </draw:g>
        <draw:connector draw:style-name="gr37" draw:text-style-name="P2" draw:layer="layout" svg:x1="21.5cm" svg:y1="3.5cm" svg:x2="19.75cm" svg:y2="5cm" draw:start-shape="id37" draw:start-glue-point="3" draw:end-shape="id38" draw:end-glue-point="1" svg:d="M21500 3500h-875v1500h-875" svg:viewBox="0 0 1751 1501">
          <text:p/>
        </draw:connector>
        <draw:connector draw:style-name="gr37" draw:text-style-name="P2" draw:layer="layout" svg:x1="10.75cm" svg:y1="4.25cm" svg:x2="6cm" svg:y2="4cm" draw:start-shape="id39" draw:start-glue-point="3" draw:end-shape="id40" draw:end-glue-point="1" svg:d="M10750 4250h-2375v-250h-2375" svg:viewBox="0 0 4751 251">
          <text:p/>
        </draw:connector>
        <draw:connector draw:style-name="gr41" draw:text-style-name="P2" draw:layer="layout" svg:x1="21.5cm" svg:y1="3.5cm" svg:x2="18.5cm" svg:y2="11.75cm" draw:start-shape="id37" draw:start-glue-point="3" draw:end-shape="id41" draw:end-glue-point="1" svg:d="M21500 3500v4125h-3000v4125" svg:viewBox="0 0 3001 8251">
          <text:p/>
        </draw:connector>
        <draw:connector draw:style-name="gr37" draw:text-style-name="P2" draw:layer="layout" svg:x1="8.5cm" svg:y1="25.25cm" svg:x2="20.75cm" svg:y2="24.5cm" draw:start-shape="id42" draw:start-glue-point="1" draw:end-shape="id30" draw:end-glue-point="3" svg:d="M8500 25250h6125v-750h6125" svg:viewBox="0 0 12251 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18:27:15.691717103</meta:creation-date>
    <dc:date>2021-09-21T11:09:06.468351820</dc:date>
    <meta:editing-duration>PT3H5M13S</meta:editing-duration>
    <meta:editing-cycles>48</meta:editing-cycles>
    <meta:generator>LibreOffice/7.0.1.2$Linux_X86_64 LibreOffice_project/7cbcfc562f6eb6708b5ff7d7397325de9e764452</meta:generator>
    <meta:print-date>2021-09-20T21:54:30.884596115</meta:print-date>
    <meta:document-statistic meta:object-count="108"/>
  </office:meta>
</office:document-meta>
</file>